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75427" officeooo:paragraph-rsid="00175427"/>
    </style:style>
    <style:style style:name="P2" style:family="paragraph" style:parent-style-name="Text_20_body">
      <style:text-properties officeooo:rsid="00175427" officeooo:paragraph-rsid="00175427"/>
    </style:style>
    <style:style style:name="T1" style:family="text">
      <style:text-properties fo:font-style="italic" fo:font-weight="bold"/>
    </style:style>
    <style:style style:name="T2" style:family="text">
      <style:text-properties fo:font-style="italic" fo:font-weight="bold" officeooo:rsid="001ac58c"/>
    </style:style>
    <style:style style:name="T3" style:family="text">
      <style:text-properties officeooo:rsid="001888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Để lập câu hỏi các dạng của to be(am, is, are) được đưa lên trước chủ ngữ.</text:p>
      <text:p text:style-name="Text_20_body">Am I <text:span text:style-name="T1">smart</text:span>?<text:line-break/>Are you from <text:span text:style-name="T1">Laos</text:span>?<text:line-break/>Are we <text:span text:style-name="T1">teachers</text:span>?<text:line-break/>Are they  <text:span text:style-name="T1">strong</text:span>?<text:line-break/>Is he  <text:span text:style-name="T1">hard</text:span>-working?<text:line-break/>Is she an <text:span text:style-name="T1">excellent</text:span> student?<text:line-break/>Is it  <text:span text:style-name="T1">bad</text:span>?<text:line-break/>Is Jack a good <text:span text:style-name="T1">boy</text:span>? <text:span text:style-name="T1">Yes</text:span>, he is a good boy.<text:line-break/>Are Tom and Ben here <text:span text:style-name="T1">today</text:span>? <text:span text:style-name="T1">No</text:span>, they aren't here today.</text:p>
      <text:p text:style-name="Text_20_body">[[[<text:line-break/>Are they at home? Yes, they are at home.<text:line-break/>Is <text:span text:style-name="T1">Mrs</text:span>. <text:span text:style-name="T1">Brown</text:span> a secretary? Yes, Mrs. Brown is a secretary.<text:line-break/>Are <text:span text:style-name="T1">chickens</text:span> birds? Yes, chickens are birds.<text:line-break/>Are you <text:span text:style-name="T1">ready</text:span> <text:span text:style-name="T1">for</text:span> the next <text:span text:style-name="T1">lesson</text:span>? No, I'm not ready for the next lesson.<text:line-break/>]]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5:59:47.256810904</meta:creation-date>
    <meta:generator>LibreOffice/4.2.7.2$Linux_X86_64 LibreOffice_project/420m0$Build-2</meta:generator>
    <dc:date>2015-03-13T21:43:07.030366030</dc:date>
    <meta:editing-duration>P4DT14H7M7S</meta:editing-duration>
    <meta:editing-cycles>11</meta:editing-cycles>
    <meta:document-statistic meta:table-count="0" meta:image-count="0" meta:object-count="0" meta:page-count="1" meta:paragraph-count="3" meta:word-count="107" meta:character-count="526" meta:non-whitespace-character-count="419"/>
  </office:meta>
</office:document-meta>
</file>